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106cm" style:rel-column-width="2895*"/>
    </style:style>
    <style:style style:name="Table1.B" style:family="table-column">
      <style:table-column-properties style:column-width="11.892cm" style:rel-column-width="674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106cm" style:rel-column-width="2895*"/>
    </style:style>
    <style:style style:name="Table2.B" style:family="table-column">
      <style:table-column-properties style:column-width="11.892cm" style:rel-column-width="674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106cm" style:rel-column-width="2895*"/>
    </style:style>
    <style:style style:name="Table3.B" style:family="table-column">
      <style:table-column-properties style:column-width="11.892cm" style:rel-column-width="6742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lance sheet</text:h>
      <text:p text:style-name="Standard">What the business owns (assets) and what it owes (liabilities)</text:p>
      <text:p text:style-name="Standard"/>
      <text:h text:style-name="Heading_20_2" text:outline-level="2">Asset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urrent assets</text:p>
          </table:table-cell>
          <table:table-cell table:style-name="Table1.B1" office:value-type="string">
            <text:p text:style-name="Table_20_Contents">Can be readily turned into cash (bank deposit, receivables...)</text:p>
          </table:table-cell>
        </table:table-row>
        <table:table-row>
          <table:table-cell table:style-name="Table1.A2" office:value-type="string">
            <text:p text:style-name="Table_20_Contents">Investments</text:p>
          </table:table-cell>
          <table:table-cell table:style-name="Table1.B2" office:value-type="string">
            <text:p text:style-name="Table_20_Contents">Can be converted into cash, but potential market risk</text:p>
          </table:table-cell>
        </table:table-row>
        <table:table-row>
          <table:table-cell table:style-name="Table1.A2" office:value-type="string">
            <text:p text:style-name="Table_20_Contents">Fixed assets</text:p>
          </table:table-cell>
          <table:table-cell table:style-name="Table1.B2" office:value-type="string">
            <text:p text:style-name="Table_20_Contents">Long life assets (property, plant &amp; equipment...) - Value usually understated</text:p>
          </table:table-cell>
        </table:table-row>
        <table:table-row>
          <table:table-cell table:style-name="Table1.A2" office:value-type="string">
            <text:p text:style-name="Table_20_Contents">Accummulated Depreciation</text:p>
          </table:table-cell>
          <table:table-cell table:style-name="Table1.B2" office:value-type="string">
            <text:p text:style-name="Table_20_Contents">Accounting adjustement (reserve to replace depleted/outdated assets)</text:p>
          </table:table-cell>
        </table:table-row>
      </table:table>
      <text:h text:style-name="Heading_20_2" text:outline-level="2">Liabilities</text:h>
      <text:p text:style-name="P1">Curren liaibiliti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Accounts payables</text:p>
          </table:table-cell>
          <table:table-cell table:style-name="Table2.B1" office:value-type="string">
            <text:p text:style-name="Table_20_Contents">Debts usualy due in 30 days</text:p>
          </table:table-cell>
        </table:table-row>
        <table:table-row>
          <table:table-cell table:style-name="Table2.A2" office:value-type="string">
            <text:p text:style-name="Table_20_Contents">Taxes dues</text:p>
          </table:table-cell>
          <table:table-cell table:style-name="Table2.B2" office:value-type="string">
            <text:p text:style-name="Table_20_Contents">Payroll taxes, profit taxes. Usualy due within 30 days</text:p>
          </table:table-cell>
        </table:table-row>
      </table:table>
      <text:p text:style-name="Text_20_body"/>
      <text:p text:style-name="P1">Long term debt:</text:p>
      <text:p text:style-name="Text_20_body">Liabilities paid back over a longer period of time (equipment loans, mortgate agains property...)</text:p>
      <text:h text:style-name="Heading_20_2" text:outline-level="2">Equity*</text:h>
      <text:p text:style-name="Text_20_body">*Equity is also a liability in the balance sheet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hareholders equity</text:p>
          </table:table-cell>
          <table:table-cell table:style-name="Table3.B1" office:value-type="string">
            <text:p text:style-name="Table_20_Contents">Initial investment in the company by the shareholders</text:p>
          </table:table-cell>
        </table:table-row>
        <table:table-row>
          <table:table-cell table:style-name="Table3.A2" office:value-type="string">
            <text:p text:style-name="Table_20_Contents">Additional paid-in capital</text:p>
          </table:table-cell>
          <table:table-cell table:style-name="Table3.B2" office:value-type="string">
            <text:p text:style-name="Table_20_Contents">Money raised from additional shares sales</text:p>
          </table:table-cell>
        </table:table-row>
        <table:table-row>
          <table:table-cell table:style-name="Table3.A2" office:value-type="string">
            <text:p text:style-name="Table_20_Contents">Retained earnings</text:p>
          </table:table-cell>
          <table:table-cell table:style-name="Table3.B2" office:value-type="string">
            <text:p text:style-name="Table_20_Contents">Profit not paid out as dividend</text:p>
          </table:table-cell>
        </table:table-row>
      </table:table>
      <text:p text:style-name="Text_20_body"/>
      <text:h text:style-name="Heading_20_1" text:outline-level="1">Income statement</text:h>
      <text:p text:style-name="Text_20_body">Revenue and expenses over a specified period of time : Sales (revenue) substracted by various expenses (cost of good sold, admin expenses, interest expenses, depreciation, taxes...).</text:p>
      <text:p text:style-name="Text_20_body">Allo to identify margins (gross profit, operating income (aka profit), net income)</text:p>
      <text:p text:style-name="Text_20_body">Contains earning per share.</text:p>
      <text:h text:style-name="Heading_20_1" text:outline-level="1">Statement of retained earnings</text:h>
      <text:p text:style-name="Text_20_body">Retained earnings (from balance sheet) + Net income (from income statement) --&gt; show what the company does with the profit (reinvest or ditribute dividend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M38S</meta:editing-duration>
    <meta:editing-cycles>11</meta:editing-cycles>
    <meta:generator>OpenOffice/4.1.3$Win32 OpenOffice.org_project/413m1$Build-9783</meta:generator>
    <dc:date>2017-02-04T22:25:11.93</dc:date>
    <meta:document-statistic meta:table-count="3" meta:image-count="0" meta:object-count="0" meta:page-count="1" meta:paragraph-count="33" meta:word-count="206" meta:character-count="1389"/>
    <meta:user-defined meta:name="Info 1"/>
    <meta:user-defined meta:name="Info 2"/>
    <meta:user-defined meta:name="Info 3"/>
    <meta:user-defined meta:name="Info 4"/>
  </office:meta>
</office:document-meta>
</file>